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Abyssinica SIL" svg:font-family="'Abyssinica SIL'" style:font-pitch="variable"/>
    <style:font-face style:name="Arial Black1" svg:font-family="'Arial Black'" style:font-pitch="variable"/>
    <style:font-face style:name="Comfortaa" svg:font-family="Comfortaa" style:font-pitch="variable"/>
    <style:font-face style:name="MS Gothic" svg:font-family="'MS Gothic'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="" draw:marker-start-width="0.342cm" draw:marker-end="" draw:marker-end-width="0.3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4.511cm" fo:min-width="4.53cm" draw:shadow="hidden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3.01cm" fo:min-width="2.914cm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3.043cm" fo:min-width="4.708cm" fo:padding-top="0.13cm" fo:padding-bottom="0.13cm" fo:padding-left="0.25cm" fo:padding-right="0.25cm" fo:wrap-option="wrap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28cm" draw:marker-start-width="0.242cm" draw:marker-end-width="0.242cm" draw:fill-color="#00ff00" draw:textarea-horizontal-align="justify" draw:textarea-vertical-align="middle" draw:auto-grow-height="false" fo:min-height="0.199cm" fo:min-width="0cm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stroke="dash" draw:stroke-dash="Fine_20_Dashed" svg:stroke-width="0.035cm" svg:stroke-color="#6633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style:font-name="Arial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FreeSans" fo:font-size="10pt" fo:letter-spacing="0.106cm" fo:font-weight="normal"/>
    </style:style>
    <style:style style:name="P5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FreeSans" fo:font-size="10pt" fo:letter-spacing="0.106cm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style:font-name="FreeSans"/>
    </style:style>
    <style:style style:name="P7" style:family="paragraph">
      <loext:graphic-properties draw:fill="none" draw:fill-color="#ffffff"/>
      <style:paragraph-properties fo:text-align="center"/>
      <style:text-properties style:font-name="FreeSans"/>
    </style:style>
    <style:style style:name="P8" style:family="paragraph">
      <loext:graphic-properties draw:fill-color="#00ff00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Free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4.607cm" svg:y1="4.986cm" svg:x2="15.107cm" svg:y2="6.651cm" draw:start-shape="id1" draw:start-glue-point="8" draw:end-shape="id2" draw:end-glue-point="4" svg:d="M14607 4986l500 1665" svg:viewBox="0 0 501 1666">
          <text:p/>
        </draw:connector>
        <draw:custom-shape draw:style-name="gr2" draw:text-style-name="P2" draw:layer="layout" svg:width="7.112cm" svg:height="6.731cm" svg:x="3.794cm" svg:y="2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4.826cm" svg:height="4.608cm" svg:x="4.938cm" svg:y="3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5.207cm" svg:height="3.302cm" svg:x="4.683cm" svg:y="3.159cm">
          <text:p text:style-name="P4"><text:span text:style-name="T1">public interface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-179.702468691677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frame draw:style-name="gr5" draw:text-style-name="P7" draw:layer="layout" svg:width="5.256cm" svg:height="1.649cm" svg:x="4.744cm" svg:y="4.813cm">
          <draw:text-box>
            <text:p text:style-name="P6"><text:span text:style-name="T2">private</text:span></text:p>
            <text:p text:style-name="P6"><text:span text:style-name="T2">implementation</text:span></text:p>
          </draw:text-box>
        </draw:frame>
        <draw:custom-shape draw:style-name="gr6" draw:text-style-name="P8" draw:layer="layout" svg:width="0.635cm" svg:height="0.635cm" svg:x="14.289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5" draw:id="id5" draw:layer="layout" svg:width="0.635cm" svg:height="0.635cm" svg:x="14.289cm" svg:y="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2" draw:id="id2" draw:layer="layout" svg:width="0.635cm" svg:height="0.635cm" svg:x="14.789cm" svg:y="6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3" draw:id="id3" draw:layer="layout" svg:width="0.635cm" svg:height="0.635cm" svg:x="14.789cm" svg:y="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4" draw:id="id4" draw:layer="layout" svg:width="0.635cm" svg:height="0.635cm" svg:x="15.389cm" svg:y="5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" draw:id="id1" draw:layer="layout" svg:width="0.635cm" svg:height="0.635cm" svg:x="14.289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4.831cm" svg:y1="4.893cm" svg:x2="15.107cm" svg:y2="5.551cm" draw:start-shape="id1" draw:start-glue-point="9" draw:end-shape="id3" draw:end-glue-point="4" svg:d="M14831 4893l276 658" svg:viewBox="0 0 277 659">
          <text:p/>
        </draw:connector>
        <draw:connector draw:style-name="gr7" draw:text-style-name="P1" draw:layer="layout" draw:type="line" svg:x1="14.924cm" svg:y1="4.669cm" svg:x2="15.707cm" svg:y2="5.951cm" draw:start-shape="id1" draw:start-glue-point="10" draw:end-shape="id4" draw:end-glue-point="4" svg:d="M14924 4669l783 1282" svg:viewBox="0 0 784 1283">
          <text:p/>
        </draw:connector>
        <draw:connector draw:style-name="gr7" draw:text-style-name="P1" draw:layer="layout" draw:type="line" svg:x1="14.382cm" svg:y1="4.893cm" svg:x2="14.382cm" svg:y2="6.344cm" draw:start-shape="id1" draw:start-glue-point="7" draw:end-shape="id5" draw:end-glue-point="5" svg:d="M14382 4893v1451" svg:viewBox="0 0 1 1452">
          <text:p/>
        </draw:connector>
        <draw:connector draw:style-name="gr7" draw:text-style-name="P1" draw:layer="layout" draw:type="line" svg:x1="14.607cm" svg:y1="6.251cm" svg:x2="14.882cm" svg:y2="6.093cm" draw:start-shape="id5" draw:start-glue-point="4" draw:end-shape="id3" draw:end-glue-point="7" svg:d="M14607 6251l275-158" svg:viewBox="0 0 276 159">
          <text:p/>
        </draw:connector>
        <draw:connector draw:style-name="gr7" draw:text-style-name="P1" draw:layer="layout" draw:type="line" svg:x1="15.482cm" svg:y1="6.493cm" svg:x2="15.331cm" svg:y2="6.744cm" draw:start-shape="id4" draw:start-glue-point="7" draw:end-shape="id2" draw:end-glue-point="11" svg:d="M15482 6493l-151 251" svg:viewBox="0 0 152 252">
          <text:p/>
        </draw:connector>
        <draw:connector draw:style-name="gr7" draw:text-style-name="P1" draw:layer="layout" draw:type="line" svg:x1="14.924cm" svg:y1="6.569cm" svg:x2="15.389cm" svg:y2="6.269cm" draw:start-shape="id5" draw:start-glue-point="10" draw:end-shape="id4" draw:end-glue-point="6" svg:d="M14924 6569l465-300" svg:viewBox="0 0 466 301">
          <text:p/>
        </draw:connector>
        <draw:connector draw:style-name="gr7" draw:text-style-name="P1" draw:layer="layout" draw:type="line" svg:x1="14.289cm" svg:y1="4.669cm" svg:x2="12.982cm" svg:y2="3.775cm" draw:start-shape="id1" draw:start-glue-point="6" svg:d="M14289 4669l-1307-894" svg:viewBox="0 0 1308 895">
          <text:p/>
        </draw:connector>
        <draw:connector draw:style-name="gr7" draw:text-style-name="P1" draw:layer="layout" draw:type="line" svg:x1="14.831cm" svg:y1="4.444cm" svg:x2="15.928cm" svg:y2="3.722cm" draw:start-shape="id1" draw:start-glue-point="11" svg:d="M14831 4444l1097-722" svg:viewBox="0 0 1098 723">
          <text:p/>
        </draw:connector>
        <draw:connector draw:style-name="gr7" draw:text-style-name="P1" draw:layer="layout" draw:type="line" svg:x1="14.382cm" svg:y1="4.444cm" svg:x2="14.216cm" svg:y2="3.535cm" draw:start-shape="id1" draw:start-glue-point="5" svg:d="M14382 4444l-166-909" svg:viewBox="0 0 167 910">
          <text:p/>
        </draw:connector>
        <draw:connector draw:style-name="gr7" draw:text-style-name="P1" draw:layer="layout" draw:type="line" svg:x1="15.331cm" svg:y1="6.093cm" svg:x2="15.482cm" svg:y2="6.044cm" draw:start-shape="id3" draw:start-glue-point="9" draw:end-shape="id4" draw:end-glue-point="5" svg:d="M15331 6093l151-49" svg:viewBox="0 0 152 50">
          <text:p/>
        </draw:connector>
        <draw:line draw:style-name="gr8" draw:text-style-name="P1" draw:layer="layout" svg:x1="14.589cm" svg:y1="4.683cm" svg:x2="10.271cm" svg:y2="5.445cm">
          <text:p/>
        </draw:line>
        <draw:line draw:style-name="gr8" draw:text-style-name="P1" draw:layer="layout" svg:x1="14.581cm" svg:y1="6.544cm" svg:x2="7.35cm" svg:y2="7.096cm">
          <text:p/>
        </draw:line>
        <draw:line draw:style-name="gr8" draw:text-style-name="P1" draw:layer="layout" svg:x1="15.097cm" svg:y1="5.826cm" svg:x2="7.35cm" svg:y2="7.096cm">
          <text:p/>
        </draw:line>
        <draw:line draw:style-name="gr8" draw:text-style-name="P1" draw:layer="layout" svg:x1="15.097cm" svg:y1="6.969cm" svg:x2="7.35cm" svg:y2="7.096cm">
          <text:p/>
        </draw:line>
        <draw:line draw:style-name="gr8" draw:text-style-name="P1" draw:layer="layout" svg:x1="15.732cm" svg:y1="6.334cm" svg:x2="7.35cm" svg:y2="7.0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Abyssinica SIL" svg:font-family="'Abyssinica SIL'" style:font-pitch="variable"/>
    <style:font-face style:name="Arial Black1" svg:font-family="'Arial Black'" style:font-pitch="variable"/>
    <style:font-face style:name="Comfortaa" svg:font-family="Comfortaa" style:font-pitch="variable"/>
    <style:font-face style:name="MS Gothic" svg:font-family="'MS Gothic'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30T15:58:29.422324718</meta:creation-date>
    <dc:date>2018-12-30T16:29:28.684115942</dc:date>
    <meta:editing-duration>PT20M47S</meta:editing-duration>
    <meta:editing-cycles>4</meta:editing-cycles>
    <meta:generator>LibreOffice/5.1.6.2$Linux_X86_64 LibreOffice_project/10m0$Build-2</meta:generator>
    <meta:document-statistic meta:object-count="26"/>
  </office:meta>
</office:document-meta>
</file>